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thlydry_mean = dry_days.groupby('datetime.month').mean('datetime')</text:p>
      <text:p text:style-name="Standard">monthlywet_mean = wet_days.groupby('datetime.month').mean('datetime')</text:p>
      <text:p text:style-name="Standard"/>
      <text:p text:style-name="Standard">annualdry_mean = dry_days.groupby('datetime.year').mean('datetime')</text:p>
      <text:p text:style-name="Standard">annualwet_mean = wet_days.groupby('datetime.year').mean('datetime')</text:p>
      <text:p text:style-name="Standard"/>
      <text:p text:style-name="Standard"># Resample to annual time steps and calculate annual totals</text:p>
      <text:p text:style-name="Standard">annual_totals = da1.resample(datetime='y').sum('datetime') </text:p>
      <text:p text:style-name="Standard"/>
      <text:p text:style-name="Standard">annual_mean.plot(marker='o')</text:p>
      <text:p text:style-name="Standard">plt.title("ANNUAL MEAN PRECIPITATION (MM/DAY)", fontweight='bold')</text:p>
      <text:p text:style-name="Standard">plt.ylabel("PRECIPITATION (MM/DAY)", fontweight='bold')</text:p>
      <text:p text:style-name="Standard">plt.xlabel("NUMBER OF YEARS", fontweight='bold')</text:p>
      <text:p text:style-name="Standard">plt.savefig('1.png')</text:p>
      <text:p text:style-name="Standard"/>
      <text:p text:style-name="Standard">import xarray as xr</text:p>
      <text:p text:style-name="Standard">import matplotlib.pyplot as plt</text:p>
      <text:p text:style-name="Standard">import cartopy.crs as ccrs</text:p>
      <text:p text:style-name="Standard">import cartopy.feature as cfeature</text:p>
      <text:p text:style-name="Standard"/>
      <text:p text:style-name="Standard">precipitation= xr.open_dataset('ANGOLA.nc')</text:p>
      <text:p text:style-name="Standard">precipitation</text:p>
      <text:p text:style-name="Standard"/>
      <text:p text:style-name="Standard">ds= precipitation.where(precipitation !=-99.0)</text:p>
      <text:p text:style-name="Standard">ds</text:p>
      <text:p text:style-name="Standard"/>
      <text:p text:style-name="Standard">da=ds.precip.sel(lon=17 , lat=-11.5)</text:p>
      <text:p text:style-name="Standard">da1=da.sel(datetime=slice('2002','2011'))</text:p>
      <text:p text:style-name="Standard">da1</text:p>
      <text:p text:style-name="Standard"/>
      <text:p text:style-name="Standard"># Resample to monthly time steps and calculate monthly totals</text:p>
      <text:p text:style-name="Standard">monthly_totals = da1.resample(datetime='M').sum('datetime')</text:p>
      <text:p text:style-name="Standard">monthly_totals </text:p>
      <text:p text:style-name="Standard"/>
      <text:p text:style-name="Standard"># Calculate monthly climatology (average of each month across all years)</text:p>
      <text:p text:style-name="Standard">monthly_mean = monthly_totals.groupby('datetime.month').mean('datetime')</text:p>
      <text:p text:style-name="Standard">monthly_mean</text:p>
      <text:p text:style-name="Standard"/>
      <text:p text:style-name="Standard"># QUESTION 2</text:p>
      <text:p text:style-name="Standard"/>
      <text:p text:style-name="Standard"/>
      <text:p text:style-name="Standard"># mean and plot for annual average</text:p>
      <text:p text:style-name="Standard"/>
      <text:p text:style-name="Standard"># Calculate the mean annual precipitation over the spatial dimensions (latitude and longitude)</text:p>
      <text:p text:style-name="Standard">annual_mean = annual_totals.groupby('datetime.year').mean('datetime')</text:p>
      <text:p text:style-name="Standard"/>
      <text:p text:style-name="Standard">da=ds.sel(lon=17 , lat=-11.5)</text:p>
      <text:p text:style-name="Standard">ds1=da.sel(datetime=slice('2002','2011'))</text:p>
      <text:p text:style-name="Standard">ds1</text:p>
      <text:p text:style-name="Standard"><text:soft-page-break/></text:p>
      <text:p text:style-name="Standard"># QUESTION 3</text:p>
      <text:p text:style-name="Standard"/>
      <text:p text:style-name="Standard"># NUMBER OF DRY AND WET DAYS</text:p>
      <text:p text:style-name="Standard"/>
      <text:p text:style-name="Standard"># Compute number of dry (RR&lt;1mm) and wet (RR&gt;=1mm) days</text:p>
      <text:p text:style-name="Standard">dry_days = ds1.where(ds1['precip'] &lt; 1).precip</text:p>
      <text:p text:style-name="Standard">wet_days = ds1.where(ds1['precip'] &gt;= 1).precip</text:p>
      <text:p text:style-name="Standard">wet_days</text:p>
      <text:p text:style-name="Standard"/>
      <text:p text:style-name="Standard"># Compute monthly and annual dry/wet days</text:p>
      <text:p text:style-name="Standard">monthly_dry_days = dry_days.resample(datetime='M').sum('datetime')</text:p>
      <text:p text:style-name="Standard">monthly_wet_days = wet_days.resample(datetime='M').sum('datetime')</text:p>
      <text:p text:style-name="Standard">annual_dry_days = dry_days.resample(datetime='Y').sum('datetime')</text:p>
      <text:p text:style-name="Standard">annual_wet_days = wet_days.resample(datetime='Y').sum('datetime')</text:p>
      <text:p text:style-name="Standard"/>
      <text:p text:style-name="Standard"># MONTHLY AND ANNUAL MEAN OF DRY AND WET DAYS</text:p>
      <text:p text:style-name="Standard"/>
      <text:p text:style-name="Standard"># Plot timeseries of monthly and annual dry/wet days</text:p>
      <text:p text:style-name="Standard">monthlydry_mean = dry_days.groupby('datetime.month').mean('datetime')</text:p>
      <text:p text:style-name="Standard">monthlywet_mean = wet_days.groupby('datetime.month').mean('datetime')</text:p>
      <text:p text:style-name="Standard"/>
      <text:p text:style-name="Standard">annualdry_mean = dry_days.groupby('datetime.year').mean('datetime')</text:p>
      <text:p text:style-name="Standard">annualwet_mean = wet_days.groupby('datetime.year').mean('datetime')</text:p>
      <text:p text:style-name="Standard"/>
      <text:p text:style-name="Standard"># TIMESERIES OF PLOTS</text:p>
      <text:p text:style-name="Standard"/>
      <text:p text:style-name="Standard">fig, axs = plt.subplots(2, 2, figsize= (10,10)) </text:p>
      <text:p text:style-name="Standard">axs[0, 0].plot(monthlydry_mean, marker='o') </text:p>
      <text:p text:style-name="Standard">axs[0, 0].set_title("MONTHLY DRY MEAN PRECIPITATION (MM/DAY)")</text:p>
      <text:p text:style-name="Standard">axs[0, 0].set_ylabel("PRECIPITATION (MM/DAY)")</text:p>
      <text:p text:style-name="Standard">axs[0, 0].set_xlabel("MONTHS")</text:p>
      <text:p text:style-name="Standard">axs[0, 1].plot(monthlywet_mean, marker='o') </text:p>
      <text:p text:style-name="Standard">axs[0, 1].set_title("MONTHLY WET MEAN PRECIPITATION (MM/DAY)")</text:p>
      <text:p text:style-name="Standard">axs[0, 1].set_ylabel("PRECIPITATION (MM/DAY)")</text:p>
      <text:p text:style-name="Standard">axs[0, 1].set_xlabel("MONTHS")</text:p>
      <text:p text:style-name="Standard">axs[1, 0].plot(annualdry_mean, marker='o')</text:p>
      <text:p text:style-name="Standard">axs[1, 0].set_title("ANNUAL DRY MEAN PRECIPITATION (MM/DAY)")</text:p>
      <text:p text:style-name="Standard">axs[1, 0].set_ylabel("PRECIPITATION (MM/DAY)")</text:p>
      <text:p text:style-name="Standard">axs[1, 0].set_xlabel("YEARS")</text:p>
      <text:p text:style-name="Standard">axs[1, 1].plot(annualwet_mean, marker='o')</text:p>
      <text:p text:style-name="Standard">axs[1, 1].set_title("ANNUAL WET MEAN PRECIPITATION (MM/DAY)")</text:p>
      <text:p text:style-name="Standard">axs[1, 1].set_ylabel("PRECIPITATION (MM/DAY)")</text:p>
      <text:p text:style-name="Standard">axs[1, 1].set_xlabel("YEARS")</text:p>
      <text:p text:style-name="Standard">fig.tight_layout() </text:p>
      <text:p text:style-name="Standard">plt.savefig('2.png')</text:p>
      <text:p text:style-name="Standard"/>
      <text:p text:style-name="Standard"># spatial plot</text:p>
      <text:p text:style-name="Standard"/>
      <text:p text:style-name="Standard"><text:soft-page-break/>pd= precipitation.where(precipitation !=-99.0)</text:p>
      <text:p text:style-name="Standard">pd</text:p>
      <text:p text:style-name="Standard"/>
      <text:p text:style-name="Standard"># Compute number of dry (RR&lt;1mm) and wet (RR&gt;=1mm) days</text:p>
      <text:p text:style-name="Standard">dry_days = pd.where(pd['precip'] &lt; 1).precip</text:p>
      <text:p text:style-name="Standard">wet_days = pd.where(pd['precip'] &gt;= 1).precip</text:p>
      <text:p text:style-name="Standard">wet_days</text:p>
      <text:p text:style-name="Standard"/>
      <text:p text:style-name="Standard"># SPATIAL PLOT FOR ANNUAL WET</text:p>
      <text:p text:style-name="Standard"/>
      <text:p text:style-name="Standard">fig,ax=plt.subplots(2,5,figsize=(15,6),</text:p>
      <text:p text:style-name="Standard"><text:s text:c="19"/>subplot_kw={'projection':ccrs.PlateCarree()},squeeze=True)</text:p>
      <text:p text:style-name="Standard">ax=ax.flatten()</text:p>
      <text:p text:style-name="Standard">names_of_years=["2002","2003","2004","2005","2006","2007","2008","2009","2010","2011"]</text:p>
      <text:p text:style-name="Standard">for i in range(10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years[i]),</text:p>
      <text:p text:style-name="Standard"><text:s text:c="4"/>cb= ax[i].contourf(annualwet_mean.lon, annualwet_mean.lat, annualwet_mean[i],</text:p>
      <text:p text:style-name="Standard"><text:s text:c="23"/>cmap='coolwarm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5,top=0.9)</text:p>
      <text:p text:style-name="Standard">plt.suptitle('ANNUAL WET PRECIPITATION (MM/DAY)', fontweight='bold', fontsize='15')</text:p>
      <text:p text:style-name="Standard">plt.savefig('3.png')</text:p>
      <text:p text:style-name="Standard">plt.show()</text:p>
      <text:p text:style-name="Standard"><text:s text:c="4"/></text:p>
      <text:p text:style-name="Standard"/>
      <text:p text:style-name="Standard"># SPATIAL PLOT FOR ANNUAL DRY</text:p>
      <text:p text:style-name="Standard"/>
      <text:p text:style-name="Standard">fig,ax=plt.subplots(2,5,figsize=(15,6),</text:p>
      <text:p text:style-name="Standard"><text:s text:c="19"/>subplot_kw={'projection':ccrs.PlateCarree()},squeeze=True)</text:p>
      <text:p text:style-name="Standard">ax=ax.flatten()</text:p>
      <text:p text:style-name="Standard">names_of_years=["2002","2003","2004","2005","2006","2007","2008","2009","2010","2011"]</text:p>
      <text:p text:style-name="Standard">for i in range(10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([11.5,24.4,-4,-18.02]))</text:p>
      <text:p text:style-name="Standard"><text:s text:c="4"/>ax[i].set_title(names_of_years[i]),</text:p>
      <text:p text:style-name="Standard"><text:s text:c="4"/>cb= ax[i].contourf(annualdry_mean.lon, annualdry_mean.lat, annualdry_mean[i],</text:p>
      <text:p text:style-name="Standard"><text:s text:c="23"/>cmap='coolwarm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5,top=0.92)</text:p>
      <text:p text:style-name="Standard"><text:soft-page-break/>plt.suptitle('ANNUAL DRY PRECIPITATION (MM/DAY)', fontweight='bold', fontsize='13')</text:p>
      <text:p text:style-name="Standard">plt.savefig('4.png')</text:p>
      <text:p text:style-name="Standard">plt.show()</text:p>
      <text:p text:style-name="Standard"><text:s text:c="4"/></text:p>
      <text:p text:style-name="Standard"/>
      <text:p text:style-name="Standard"># SPATIAL MONTHLY DRY</text:p>
      <text:p text:style-name="Standard"/>
      <text:p text:style-name="Standard">fig,ax=plt.subplots(3,4,figsize=(16,8),</text:p>
      <text:p text:style-name="Standard"><text:s text:c="19"/>subplot_kw={'projection':ccrs.PlateCarree()},squeeze=True)</text:p>
      <text:p text:style-name="Standard">ax=ax.flatten()</text:p>
      <text:p text:style-name="Standard">names_of_months=["JANUARY","FEBRUARY","MARCH","APRIL","MAY","JUNE","JULY","AUGUST","SEPTEMBER","OCTOBER","NOVEMBER","DECEMBER"]</text:p>
      <text:p text:style-name="Standard">for i in range(12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months[i]),</text:p>
      <text:p text:style-name="Standard"><text:s text:c="4"/>cb= ax[i].contourf(monthlydry_mean.lon, monthlydry_mean.lat, monthlydry_mean[i],</text:p>
      <text:p text:style-name="Standard"><text:s text:c="23"/>cmap='coolwarm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3,top=0.9)</text:p>
      <text:p text:style-name="Standard">plt.suptitle('MONTHLY DRY PRECIPITATION (MM/DAY)', fontweight='bold', fontsize='13')</text:p>
      <text:p text:style-name="Standard">plt.savefig('5.png')</text:p>
      <text:p text:style-name="Standard">plt.show()</text:p>
      <text:p text:style-name="Standard"><text:s text:c="4"/></text:p>
      <text:p text:style-name="Standard"/>
      <text:p text:style-name="Standard"># SPATIAL PLOT FOR MONTHLY WET</text:p>
      <text:p text:style-name="Standard"/>
      <text:p text:style-name="Standard">fig,ax=plt.subplots(3,4,figsize=(16,8),</text:p>
      <text:p text:style-name="Standard"><text:s text:c="19"/>subplot_kw={'projection':ccrs.PlateCarree()},squeeze=True)</text:p>
      <text:p text:style-name="Standard">ax=ax.flatten()</text:p>
      <text:p text:style-name="Standard">names_of_months=["JANUARY","FEBRUARY","MARCH","APRIL","MAY","JUNE","JULY","AUGUST","SEPTEMBER","OCTOBER","NOVEMBER","DECEMBER"]</text:p>
      <text:p text:style-name="Standard">for i in range(12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#ax[i].add_feature(cfeature.RIVERS)</text:p>
      <text:p text:style-name="Standard"><text:s text:c="4"/>ax[i].set_extent([11.5,24.4,-4,-18.02])</text:p>
      <text:p text:style-name="Standard"><text:s text:c="4"/>ax[i].set_title(names_of_months[i]),</text:p>
      <text:p text:style-name="Standard"><text:s text:c="4"/>cb= ax[i].contourf(monthlywet_mean.lon, monthlywet_mean.lat, monthlywet_mean[i],</text:p>
      <text:p text:style-name="Standard"><text:s text:c="23"/>cmap='coolwarm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3,top=0.9)</text:p>
      <text:p text:style-name="Standard">plt.suptitle('MONTHLY WET PRECIPITATION (MM/DAY)', fontweight='bold', fontsize='13')</text:p>
      <text:p text:style-name="Standard"><text:soft-page-break/>plt.savefig('6.png')</text:p>
      <text:p text:style-name="Standard"/>
      <text:p text:style-name="Standard"># NUMBER OF EXTREME DRY DAYS AND EXTREME WET DAYS</text:p>
      <text:p text:style-name="Standard"/>
      <text:p text:style-name="Standard"># Compute number of dry (RR&lt;1mm) and wet (RR&gt;=1mm) days</text:p>
      <text:p text:style-name="Standard">extremedry_days = ds1.where(ds1['precip'] &gt;10).precip#count(dim='datetime')</text:p>
      <text:p text:style-name="Standard">extremewet_days = ds1.where(ds1['precip'] &gt; 20).precip#count(dim='datetime')</text:p>
      <text:p text:style-name="Standard">extremewet_days</text:p>
      <text:p text:style-name="Standard"/>
      <text:p text:style-name="Standard"># AVERAGE MONTHLY AND ANNUAL FOR EXTREME DRY DAYS AND EXTREME WET DAYS</text:p>
      <text:p text:style-name="Standard"/>
      <text:p text:style-name="Standard">extreme_monthlydry_mean = extremedry_days.groupby('datetime.month').mean('datetime')</text:p>
      <text:p text:style-name="Standard">extreme_monthlywet_mean = extremewet_days.groupby('datetime.month').mean('datetime')</text:p>
      <text:p text:style-name="Standard"/>
      <text:p text:style-name="Standard">extreme_annualdry_mean = extremedry_days.groupby('datetime.year').mean('datetime')</text:p>
      <text:p text:style-name="Standard">extreme_annualwet_mean = extremewet_days.groupby('datetime.year').mean('datetime')</text:p>
      <text:p text:style-name="Standard"/>
      <text:p text:style-name="Standard">fig, axs = plt.subplots(2, 2, figsize= (12,10)) </text:p>
      <text:p text:style-name="Standard">axs[0, 0].plot(extreme_monthlydry_mean, marker='o') </text:p>
      <text:p text:style-name="Standard">axs[0, 0].set_title("EXTREME MONTHLY DRY PRECIPITATION(MM/DAY)")</text:p>
      <text:p text:style-name="Standard">axs[0, 0].set_ylabel("PRECIPITATION(MM/DAY)")</text:p>
      <text:p text:style-name="Standard">axs[0, 0].set_xlabel("MONTHS")</text:p>
      <text:p text:style-name="Standard">axs[0, 1].plot(extreme_monthlywet_mean, marker='o') </text:p>
      <text:p text:style-name="Standard">axs[0, 1].set_title("EXTREME MONTHLY WET PRECIPITATION(MM/DAY)")</text:p>
      <text:p text:style-name="Standard">axs[0, 1].set_ylabel("PRECIPITATION(MM/DAY)")</text:p>
      <text:p text:style-name="Standard">axs[0, 1].set_xlabel("MONTHS")</text:p>
      <text:p text:style-name="Standard">axs[1, 0].plot(extreme_annualdry_mean, marker='o')</text:p>
      <text:p text:style-name="Standard">axs[1, 0].set_title("EXTREME ANNUAL DRY PRECIPITATION(MM/DAY)")</text:p>
      <text:p text:style-name="Standard">axs[1, 0].set_ylabel("PRECIPITATION(MM/DAY)")</text:p>
      <text:p text:style-name="Standard">axs[1, 0].set_xlabel("YEARS")</text:p>
      <text:p text:style-name="Standard">axs[1, 1].plot(extreme_annualwet_mean, marker='o')</text:p>
      <text:p text:style-name="Standard">axs[1, 1].set_title("EXTREME ANNUAL WET PRECIPITATION(MM/DAY)")</text:p>
      <text:p text:style-name="Standard">axs[1, 1].set_ylabel("PRECIPITATION(MM/DAY)")</text:p>
      <text:p text:style-name="Standard">axs[1, 1].set_xlabel("YEARS")</text:p>
      <text:p text:style-name="Standard">fig.tight_layout() </text:p>
      <text:p text:style-name="Standard">plt.savefig('7.png')</text:p>
      <text:p text:style-name="Standard"/>
      <text:p text:style-name="Standard"># SPATIAL PLOTS</text:p>
      <text:p text:style-name="Standard"/>
      <text:p text:style-name="Standard">dw= precipitation.where(precipitation !=-99.0)</text:p>
      <text:p text:style-name="Standard">dw</text:p>
      <text:p text:style-name="Standard"/>
      <text:p text:style-name="Standard">extremedry_days = dw.where(dw['precip'] &gt; 10).precip#count(dim='datetime')</text:p>
      <text:p text:style-name="Standard">extremewet_days = dw.where(dw['precip'] &gt; 20).precip#count(dim='datetime')</text:p>
      <text:p text:style-name="Standard">extremewet_days</text:p>
      <text:p text:style-name="Standard"/>
      <text:p text:style-name="Standard">extreme_monthlydry_mean = extremedry_days.groupby('datetime.month').mean('datetime')</text:p>
      <text:p text:style-name="Standard">extreme_monthlywet_mean = extremewet_days.groupby('datetime.month').mean('datetime')</text:p>
      <text:p text:style-name="Standard"><text:soft-page-break/></text:p>
      <text:p text:style-name="Standard">extreme_annualdry_mean = extremedry_days.groupby('datetime.year').mean('datetime')</text:p>
      <text:p text:style-name="Standard">extreme_annualwet_mean = extremewet_days.groupby('datetime.year').mean('datetime')</text:p>
      <text:p text:style-name="Standard"/>
      <text:p text:style-name="Standard"># SPATIAL PLOTS FOR EXTREME MONTHLY DRY DAYS</text:p>
      <text:p text:style-name="Standard"/>
      <text:p text:style-name="Standard">fig,ax=plt.subplots(3,4,figsize=(16,8),</text:p>
      <text:p text:style-name="Standard"><text:s text:c="19"/>subplot_kw={'projection':ccrs.PlateCarree()},squeeze=True)</text:p>
      <text:p text:style-name="Standard">ax=ax.flatten()</text:p>
      <text:p text:style-name="Standard">names_of_months=["JANUARY","FEBRUARY","MARCH","APRIL","MAY","JUNE","JULY","AUGUST","SEPTEMBER","OCTOBER","NOVEMBER","DECEMBER"]</text:p>
      <text:p text:style-name="Standard">for i in range(12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months[i]),</text:p>
      <text:p text:style-name="Standard"><text:s text:c="4"/>cb= ax[i].contourf(extreme_monthlydry_mean.lon, extreme_monthlydry_mean.lat, extreme_monthlydry_mean[i],</text:p>
      <text:p text:style-name="Standard"><text:s text:c="23"/>cmap='cool', transform=ccrs.PlateCarree())</text:p>
      <text:p text:style-name="Standard"><text:s text:c="4"/>color_bar=fig.add_axes([0.95,0.25,0.025,0.5])</text:p>
      <text:p text:style-name="Standard">fig.colorbar(cb,cax=color_bar,label='PRECIPITATION(MM/DAY)')</text:p>
      <text:p text:style-name="Standard">fig.subplots_adjust(wspace=0.03,top=0.92)</text:p>
      <text:p text:style-name="Standard">plt.suptitle('EXTREME MONTHLY DRY PRECIPTATION(MM/DAY)', fontweight='bold', fontsize='15')</text:p>
      <text:p text:style-name="Standard">plt.savefig('8.png')</text:p>
      <text:p text:style-name="Standard"/>
      <text:p text:style-name="Standard"># SPATIAL PLOT FOR EXTREME MONTHLY WET DAYS</text:p>
      <text:p text:style-name="Standard"/>
      <text:p text:style-name="Standard">fig,ax=plt.subplots(3,4,figsize=(16,8),</text:p>
      <text:p text:style-name="Standard"><text:s text:c="19"/>subplot_kw={'projection':ccrs.PlateCarree()},squeeze=True)</text:p>
      <text:p text:style-name="Standard">ax=ax.flatten()</text:p>
      <text:p text:style-name="Standard">names_of_months=["JANUARY","FEBRUARY","MARCH","APRIL","MAY","JUNE","JULY","AUGUST","SEPTEMBER","OCTOBER","NOVEMBER","DECEMBER"]</text:p>
      <text:p text:style-name="Standard">for i in range(12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months[i]),</text:p>
      <text:p text:style-name="Standard"><text:s text:c="4"/>cb= ax[i].contourf(extreme_monthlywet_mean.lon, extreme_monthlywet_mean.lat, extreme_monthlywet_mean[i],</text:p>
      <text:p text:style-name="Standard"><text:s text:c="23"/>cmap='cool', transform=ccrs.PlateCarree())</text:p>
      <text:p text:style-name="Standard"><text:s text:c="4"/>color_bar=fig.add_axes([0.95,0.25,0.025,0.5])</text:p>
      <text:p text:style-name="Standard">fig.colorbar(cb,cax=color_bar,label='PRECIPITATION(MM/DAY)')</text:p>
      <text:p text:style-name="Standard">fig.subplots_adjust(wspace=0.03,top=0.92)</text:p>
      <text:p text:style-name="Standard"><text:soft-page-break/>plt.suptitle('EXTREME MONTHLY WET PRECIPTATION(MM/DAY)', fontweight='bold', fontsize='15')</text:p>
      <text:p text:style-name="Standard">plt.savefig('9.png')</text:p>
      <text:p text:style-name="Standard"/>
      <text:p text:style-name="Standard"># SPATIAL PLOT FOR EXTREME ANNUAL DRY</text:p>
      <text:p text:style-name="Standard"/>
      <text:p text:style-name="Standard">fig,ax=plt.subplots(2,5,figsize=(15,6),</text:p>
      <text:p text:style-name="Standard"><text:s text:c="19"/>subplot_kw={'projection':ccrs.PlateCarree()},squeeze=True)</text:p>
      <text:p text:style-name="Standard">ax=ax.flatten()</text:p>
      <text:p text:style-name="Standard">names_of_years=["2002","2003","2004","2005","2006","2007","2008","2009","2010","2011"]</text:p>
      <text:p text:style-name="Standard">for i in range(10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years[i]),</text:p>
      <text:p text:style-name="Standard"><text:s text:c="4"/>cb= ax[i].contourf(extreme_annualdry_mean.lon, extreme_annualdry_mean.lat, extreme_annualdry_mean[i],</text:p>
      <text:p text:style-name="Standard"><text:s text:c="23"/>cmap='cool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5,top=0.92)</text:p>
      <text:p text:style-name="Standard">plt.suptitle('EXTREME ANNUAL DRY PRECIPITATION (MM/DAY)', fontweight='bold', fontsize='13')</text:p>
      <text:p text:style-name="Standard">plt.savefig('10.png')</text:p>
      <text:p text:style-name="Standard"/>
      <text:p text:style-name="Standard"># SPATIAL PLOT FOR EXTREME ANNUAL WET DAYS</text:p>
      <text:p text:style-name="Standard"/>
      <text:p text:style-name="Standard">fig,ax=plt.subplots(2,5,figsize=(15,6),</text:p>
      <text:p text:style-name="Standard"><text:s text:c="19"/>subplot_kw={'projection':ccrs.PlateCarree()},squeeze=True)</text:p>
      <text:p text:style-name="Standard">ax=ax.flatten()</text:p>
      <text:p text:style-name="Standard">names_of_years=["2002","2003","2004","2005","2006","2007","2008","2009","2010","2011"]</text:p>
      <text:p text:style-name="Standard">for i in range(10):</text:p>
      <text:p text:style-name="Standard"><text:s text:c="4"/>ax[i].add_feature(cfeature.COASTLINE,linewidth=0.2)</text:p>
      <text:p text:style-name="Standard"><text:s text:c="4"/>ax[i].add_feature(cfeature.BORDERS,linewidth=1.5)</text:p>
      <text:p text:style-name="Standard"><text:s text:c="4"/>ax[i].add_feature(cfeature.STATES,linewidth=0.5)</text:p>
      <text:p text:style-name="Standard"><text:s text:c="4"/>ax[i].add_feature(cfeature.RIVERS)</text:p>
      <text:p text:style-name="Standard"><text:s text:c="4"/>ax[i].set_extent([11.5,24.4,-4,-18.02])</text:p>
      <text:p text:style-name="Standard"><text:s text:c="4"/>ax[i].set_title(names_of_years[i]),</text:p>
      <text:p text:style-name="Standard"><text:s text:c="4"/>cb= ax[i].contourf(extreme_annualwet_mean.lon, extreme_annualwet_mean.lat, extreme_annualwet_mean[i],</text:p>
      <text:p text:style-name="Standard"><text:s text:c="23"/>cmap='cool', transform=ccrs.PlateCarree())</text:p>
      <text:p text:style-name="Standard"><text:s text:c="4"/>color_bar=fig.add_axes([0.95,0.25,0.025,0.5])</text:p>
      <text:p text:style-name="Standard">fig.colorbar(cb,cax=color_bar,label='PRECIPITATION (mm/day)')</text:p>
      <text:p text:style-name="Standard">fig.subplots_adjust(wspace=0.05,top=0.9)</text:p>
      <text:p text:style-name="Standard">plt.suptitle('ANNUAL WET PRECIPITATION (MM/DAY)', fontweight='bold', fontsize='15')</text:p>
      <text:p text:style-name="Standard">plt.savefig('11.png')</text:p>
      <text:p text:style-name="Standard">plt.show()</text:p>
      <text:p text:style-name="Standard"><text:soft-page-break/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0:22:00.878393246</meta:creation-date>
    <dc:date>2023-05-02T00:35:59.345939324</dc:date>
    <meta:editing-duration>PT14M2S</meta:editing-duration>
    <meta:editing-cycles>1</meta:editing-cycles>
    <meta:generator>LibreOffice/7.4.6.2$Linux_X86_64 LibreOffice_project/40$Build-2</meta:generator>
    <meta:document-statistic meta:table-count="0" meta:image-count="0" meta:object-count="0" meta:page-count="8" meta:paragraph-count="278" meta:word-count="751" meta:character-count="13431" meta:non-whitespace-character-count="12336"/>
  </office:meta>
</office:document-meta>
</file>